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9F9EC9EFEE960CF622.png" manifest:media-type="image/png"/>
  <manifest:file-entry manifest:full-path="Pictures/10000201000005560000029F8376517ABFC8CCD0.png" manifest:media-type="image/png"/>
  <manifest:file-entry manifest:full-path="Pictures/10000201000005560000029FB986D80CEFC77F24.png" manifest:media-type="image/png"/>
  <manifest:file-entry manifest:full-path="Pictures/10000201000005560000029F460C99980E1A4EA6.png" manifest:media-type="image/png"/>
  <manifest:file-entry manifest:full-path="Pictures/10000201000005560000029F760B9F6540E0C6D8.png" manifest:media-type="image/png"/>
  <manifest:file-entry manifest:full-path="Pictures/10000201000005560000029F35B61CA7778829C0.png" manifest:media-type="image/png"/>
  <manifest:file-entry manifest:full-path="Pictures/10000201000005560000029F2BA5D165F9896107.png" manifest:media-type="image/png"/>
  <manifest:file-entry manifest:full-path="Pictures/10000201000005560000029F0A925A60447DA191.png" manifest:media-type="image/png"/>
  <manifest:file-entry manifest:full-path="Pictures/10000201000005560000029F380637BDD7052C4F.png" manifest:media-type="image/png"/>
  <manifest:file-entry manifest:full-path="Pictures/10000201000005560000029F1CBD8AF5EB628C28.png" manifest:media-type="image/png"/>
  <manifest:file-entry manifest:full-path="Pictures/10000201000005560000029F458A9FBAF4D66925.png" manifest:media-type="image/png"/>
  <manifest:file-entry manifest:full-path="Pictures/10000201000005560000029F4A42C533C03948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7874in" svg:y="-0.7736in" svg:width="8.2681in" svg:height="4.061in" draw:z-index="0"><draw:image xlink:href="Pictures/10000201000005560000029F760B9F6540E0C6D8.png" xlink:type="simple" xlink:show="embed" xlink:actuate="onLoad" loext:mime-type="image/png"/></draw:frame><draw:frame draw:style-name="fr1" draw:name="Image1" text:anchor-type="paragraph" svg:x="-0.7874in" svg:y="2.9665in" svg:width="8.2681in" svg:height="4.061in" draw:z-index="4"><draw:image xlink:href="Pictures/10000201000005560000029F1CBD8AF5EB628C28.png" xlink:type="simple" xlink:show="embed" xlink:actuate="onLoad" loext:mime-type="image/png"/></draw:frame><draw:frame draw:style-name="fr1" draw:name="Image12" text:anchor-type="paragraph" svg:x="-0.7874in" svg:y="6.7937in" svg:width="8.2681in" svg:height="4.061in" draw:z-index="5"><draw:image xlink:href="Pictures/10000201000005560000029F2BA5D165F9896107.png" xlink:type="simple" xlink:show="embed" xlink:actuate="onLoad" loext:mime-type="image/png"/></draw:frame></text:p>
      <text:p text:style-name="P1"><draw:frame draw:style-name="fr1" draw:name="Image4" text:anchor-type="paragraph" svg:x="-0.7874in" svg:y="-0.7693in" svg:width="8.2555in" svg:height="4.0547in" draw:z-index="1"><draw:image xlink:href="Pictures/10000201000005560000029F0A925A60447DA191.png" xlink:type="simple" xlink:show="embed" xlink:actuate="onLoad" loext:mime-type="image/png"/></draw:frame><draw:frame draw:style-name="fr1" draw:name="Image3" text:anchor-type="paragraph" svg:x="-0.7874in" svg:y="2.8984in" svg:width="8.2681in" svg:height="4.061in" draw:z-index="6"><draw:image xlink:href="Pictures/10000201000005560000029F458A9FBAF4D66925.png" xlink:type="simple" xlink:show="embed" xlink:actuate="onLoad" loext:mime-type="image/png"/></draw:frame><draw:frame draw:style-name="fr1" draw:name="Image10" text:anchor-type="paragraph" svg:x="-0.7874in" svg:y="6.8957in" svg:width="8.2681in" svg:height="4.061in" draw:z-index="7"><draw:image xlink:href="Pictures/10000201000005560000029F4A42C533C03948DC.png" xlink:type="simple" xlink:show="embed" xlink:actuate="onLoad" loext:mime-type="image/png"/></draw:frame></text:p>
      <text:p text:style-name="P1"><draw:frame draw:style-name="fr1" draw:name="Image6" text:anchor-type="paragraph" svg:x="-0.7874in" svg:y="-0.7827in" svg:width="8.2681in" svg:height="4.061in" draw:z-index="2"><draw:image xlink:href="Pictures/10000201000005560000029F460C99980E1A4EA6.png" xlink:type="simple" xlink:show="embed" xlink:actuate="onLoad" loext:mime-type="image/png"/></draw:frame><draw:frame draw:style-name="fr1" draw:name="Image5" text:anchor-type="paragraph" svg:x="-0.7874in" svg:y="2.952in" svg:width="8.2091in" svg:height="4.0319in" draw:z-index="8"><draw:image xlink:href="Pictures/10000201000005560000029FB986D80CEFC77F24.png" xlink:type="simple" xlink:show="embed" xlink:actuate="onLoad" loext:mime-type="image/png"/></draw:frame><draw:frame draw:style-name="fr1" draw:name="Image11" text:anchor-type="paragraph" svg:x="-0.7874in" svg:y="6.8638in" svg:width="8.2283in" svg:height="4.0417in" draw:z-index="9"><draw:image xlink:href="Pictures/10000201000005560000029F380637BDD7052C4F.png" xlink:type="simple" xlink:show="embed" xlink:actuate="onLoad" loext:mime-type="image/png"/></draw:frame></text:p>
      <text:p text:style-name="P1"><draw:frame draw:style-name="fr1" draw:name="Image8" text:anchor-type="paragraph" svg:x="-0.7189in" svg:y="-0.752in" svg:width="8.1681in" svg:height="4.0118in" draw:z-index="3"><draw:image xlink:href="Pictures/10000201000005560000029F8376517ABFC8CCD0.png" xlink:type="simple" xlink:show="embed" xlink:actuate="onLoad" loext:mime-type="image/png"/></draw:frame><draw:frame draw:style-name="fr1" draw:name="Image7" text:anchor-type="paragraph" svg:x="-0.7839in" svg:y="3.0346in" svg:width="8.2638in" svg:height="4.0591in" draw:z-index="10"><draw:image xlink:href="Pictures/10000201000005560000029F9EC9EFEE960CF622.png" xlink:type="simple" xlink:show="embed" xlink:actuate="onLoad" loext:mime-type="image/png"/></draw:frame><draw:frame draw:style-name="fr1" draw:name="Image9" text:anchor-type="paragraph" svg:x="-0.7839in" svg:y="6.8465in" svg:width="8.2646in" svg:height="4.0591in" draw:z-index="11"><draw:image xlink:href="Pictures/10000201000005560000029F35B61CA7778829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13:34.740192716</meta:creation-date>
    <dc:date>2018-03-29T14:05:24.050001457</dc:date>
    <meta:editing-duration>PT15M12S</meta:editing-duration>
    <meta:editing-cycles>3</meta:editing-cycles>
    <meta:generator>LibreOffice/5.4.5.1$Linux_X86_64 LibreOffice_project/40m0$Build-1</meta:generator>
    <meta:document-statistic meta:table-count="0" meta:image-count="12" meta:object-count="0" meta:page-count="4" meta:paragraph-count="0" meta:word-count="0" meta:character-count="0" meta:non-whitespace-character-count="0"/>
  </office:meta>
</office:document-meta>
</file>